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ptchaDefinitionBuild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chaDefinitionBuilder.setupDefinition( Element widgetElement , FieldDefinition definition , WidgetDefinitionBuild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ptchaDefinitionBuilder.buildWidgetDefinition( Element widgetElement , WidgetDefinitionBuild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